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757575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ate(alumno_aprobado_estres)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2" table:default-cell-style-name="ce5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Etiqueta</text:p>
          </table:table-cell>
          <table:table-cell table:style-name="ce1" office:value-type="string" calcext:value-type="string">
            <text:p># Muestra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ín</text:p>
          </table:table-cell>
          <table:table-cell table:style-name="ce1" office:value-type="string" calcext:value-type="string">
            <text:p>Máx</text:p>
          </table:table-cell>
          <table:table-cell table:style-name="ce1" office:value-type="string" calcext:value-type="string">
            <text:p>% Error</text:p>
          </table:table-cell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rendir_examen.jsp?REFRESH=1635897952623&amp;registrarAcceso=Realizar_Examen&amp;idExamen=91639767459&amp;tipoDisp=no-movil&amp;sistOp=Linux%20x86_64&amp;navegador=Safari</text:p>
          </table:table-cell>
          <table:table-cell office:value-type="float" office:value="150" calcext:value-type="float">
            <text:p>150</text:p>
          </table:table-cell>
          <table:table-cell office:value-type="float" office:value="145671" calcext:value-type="float">
            <text:p>145671</text:p>
          </table:table-cell>
          <table:table-cell office:value-type="float" office:value="146304" calcext:value-type="float">
            <text:p>146304</text:p>
          </table:table-cell>
          <table:table-cell office:value-type="float" office:value="201698" calcext:value-type="float">
            <text:p>201698</text:p>
          </table:table-cell>
          <table:table-cell office:value-type="float" office:value="213282" calcext:value-type="float">
            <text:p>213282</text:p>
          </table:table-cell>
          <table:table-cell office:value-type="float" office:value="226143" calcext:value-type="float">
            <text:p>226143</text:p>
          </table:table-cell>
          <table:table-cell office:value-type="float" office:value="21336" calcext:value-type="float">
            <text:p>21336</text:p>
          </table:table-cell>
          <table:table-cell office:value-type="float" office:value="226785" calcext:value-type="float">
            <text:p>226785</text:p>
          </table:table-cell>
          <table:table-cell office:value-type="string" calcext:value-type="string">
            <text:p>100,000%</text:p>
          </table:table-cell>
          <table:table-cell office:value-type="float" office:value="0.6515" calcext:value-type="float">
            <text:p>0,6515</text:p>
          </table:table-cell>
          <table:table-cell office:value-type="float" office:value="2978.22" calcext:value-type="float">
            <text:p>2978,22</text:p>
          </table:table-cell>
          <table:table-cell office:value-type="float" office:value="29.99" calcext:value-type="float">
            <text:p>29,99</text:p>
          </table:table-cell>
        </table:table-row>
        <table:table-row table:style-name="ro1">
          <table:table-cell table:style-name="ce3" office:value-type="string" calcext:value-type="string">
            <text:p>Thread Group:ingreso al examen</text:p>
          </table:table-cell>
          <table:table-cell office:value-type="float" office:value="150" calcext:value-type="float">
            <text:p>150</text:p>
          </table:table-cell>
          <table:table-cell office:value-type="float" office:value="145671" calcext:value-type="float">
            <text:p>145671</text:p>
          </table:table-cell>
          <table:table-cell office:value-type="float" office:value="146304" calcext:value-type="float">
            <text:p>146304</text:p>
          </table:table-cell>
          <table:table-cell office:value-type="float" office:value="201698" calcext:value-type="float">
            <text:p>201698</text:p>
          </table:table-cell>
          <table:table-cell office:value-type="float" office:value="213282" calcext:value-type="float">
            <text:p>213282</text:p>
          </table:table-cell>
          <table:table-cell office:value-type="float" office:value="226143" calcext:value-type="float">
            <text:p>226143</text:p>
          </table:table-cell>
          <table:table-cell office:value-type="float" office:value="21336" calcext:value-type="float">
            <text:p>21336</text:p>
          </table:table-cell>
          <table:table-cell office:value-type="float" office:value="226785" calcext:value-type="float">
            <text:p>226785</text:p>
          </table:table-cell>
          <table:table-cell office:value-type="string" calcext:value-type="string">
            <text:p>100,000%</text:p>
          </table:table-cell>
          <table:table-cell office:value-type="float" office:value="0.65149" calcext:value-type="float">
            <text:p>0,65149</text:p>
          </table:table-cell>
          <table:table-cell office:value-type="float" office:value="2978.18" calcext:value-type="float">
            <text:p>2978,18</text:p>
          </table:table-cell>
          <table:table-cell office:value-type="float" office:value="29.98" calcext:value-type="float">
            <text:p>29,98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ajax_metodo_generico.jsp?idGuardandoEvaluacion=91639767459&amp;time1=01&amp;time2=59&amp;time3=39</text:p>
          </table:table-cell>
          <table:table-cell office:value-type="float" office:value="150" calcext:value-type="float">
            <text:p>150</text:p>
          </table:table-cell>
          <table:table-cell office:value-type="float" office:value="35322" calcext:value-type="float">
            <text:p>35322</text:p>
          </table:table-cell>
          <table:table-cell office:value-type="float" office:value="45502" calcext:value-type="float">
            <text:p>45502</text:p>
          </table:table-cell>
          <table:table-cell office:value-type="float" office:value="54721" calcext:value-type="float">
            <text:p>54721</text:p>
          </table:table-cell>
          <table:table-cell office:value-type="float" office:value="55869" calcext:value-type="float">
            <text:p>55869</text:p>
          </table:table-cell>
          <table:table-cell office:value-type="float" office:value="80113" calcext:value-type="float">
            <text:p>80113</text:p>
          </table:table-cell>
          <table:table-cell office:value-type="float" office:value="44" calcext:value-type="float">
            <text:p>44</text:p>
          </table:table-cell>
          <table:table-cell office:value-type="float" office:value="81375" calcext:value-type="float">
            <text:p>81375</text:p>
          </table:table-cell>
          <table:table-cell office:value-type="string" calcext:value-type="string">
            <text:p>0,000%</text:p>
          </table:table-cell>
          <table:table-cell office:value-type="float" office:value="0.60441" calcext:value-type="float">
            <text:p>0,60441</text:p>
          </table:table-cell>
          <table:table-cell office:value-type="float" office:value="0.27" calcext:value-type="float">
            <text:p>0,2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mostrar_pregunta.jsp?RealizandoCuestionario=false&amp;idEvaluacion=91639767459&amp;nrosPreguntas=1-2-3&amp;tipoEvaluacion=Examen&amp;idExFin=91639771682&amp;ordenPregunta=2&amp;paso=2&amp;ES_ALUMNO_RINDIENDO=SI</text:p>
          </table:table-cell>
          <table:table-cell office:value-type="float" office:value="150" calcext:value-type="float">
            <text:p>150</text:p>
          </table:table-cell>
          <table:table-cell office:value-type="float" office:value="3305" calcext:value-type="float">
            <text:p>330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5101" calcext:value-type="float">
            <text:p>45101</text:p>
          </table:table-cell>
          <table:table-cell office:value-type="float" office:value="57187" calcext:value-type="float">
            <text:p>57187</text:p>
          </table:table-cell>
          <table:table-cell office:value-type="float" office:value="46" calcext:value-type="float">
            <text:p>46</text:p>
          </table:table-cell>
          <table:table-cell office:value-type="float" office:value="92975" calcext:value-type="float">
            <text:p>92975</text:p>
          </table:table-cell>
          <table:table-cell office:value-type="string" calcext:value-type="string">
            <text:p>0,000%</text:p>
          </table:table-cell>
          <table:table-cell office:value-type="float" office:value="0.6056" calcext:value-type="float">
            <text:p>0,6056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actualizarSession.jsp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4524" calcext:value-type="float">
            <text:p>44524</text:p>
          </table:table-cell>
          <table:table-cell office:value-type="string" calcext:value-type="string">
            <text:p>0,000%</text:p>
          </table:table-cell>
          <table:table-cell office:value-type="float" office:value="1.21053" calcext:value-type="float">
            <text:p>1,21053</text:p>
          </table:table-cell>
          <table:table-cell office:value-type="float" office:value="0.31" calcext:value-type="float">
            <text:p>0,3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style-name="ce3" office:value-type="string" calcext:value-type="string">
            <text:p>Thread Group:1er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38967" calcext:value-type="float">
            <text:p>38967</text:p>
          </table:table-cell>
          <table:table-cell office:value-type="float" office:value="45655" calcext:value-type="float">
            <text:p>45655</text:p>
          </table:table-cell>
          <table:table-cell office:value-type="float" office:value="54949" calcext:value-type="float">
            <text:p>54949</text:p>
          </table:table-cell>
          <table:table-cell office:value-type="float" office:value="86182" calcext:value-type="float">
            <text:p>86182</text:p>
          </table:table-cell>
          <table:table-cell office:value-type="float" office:value="135106" calcext:value-type="float">
            <text:p>135106</text:p>
          </table:table-cell>
          <table:table-cell office:value-type="float" office:value="142" calcext:value-type="float">
            <text:p>142</text:p>
          </table:table-cell>
          <table:table-cell office:value-type="float" office:value="189921" calcext:value-type="float">
            <text:p>189921</text:p>
          </table:table-cell>
          <table:table-cell office:value-type="string" calcext:value-type="string">
            <text:p>0,000%</text:p>
          </table:table-cell>
          <table:table-cell office:value-type="float" office:value="0.51433" calcext:value-type="float">
            <text:p>0,51433</text:p>
          </table:table-cell>
          <table:table-cell office:value-type="float" office:value="0.61" calcext:value-type="float">
            <text:p>0,61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ajax_metodo_generico.jsp?idGuardandoEvaluacion=91639767459&amp;time1=01&amp;time2=59&amp;time3=26</text:p>
          </table:table-cell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office:value-type="float" office:value="62971" calcext:value-type="float">
            <text:p>62971</text:p>
          </table:table-cell>
          <table:table-cell office:value-type="string" calcext:value-type="string">
            <text:p>0,000%</text:p>
          </table:table-cell>
          <table:table-cell office:value-type="float" office:value="0.60559" calcext:value-type="float">
            <text:p>0,60559</text:p>
          </table:table-cell>
          <table:table-cell office:value-type="float" office:value="0.27" calcext:value-type="float">
            <text:p>0,2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mostrar_pregunta.jsp?RealizandoCuestionario=false&amp;idEvaluacion=91639767459&amp;nrosPreguntas=1-2-3&amp;tipoEvaluacion=Examen&amp;idExFin=91639771682&amp;ordenPregunta=3&amp;paso=3&amp;ES_ALUMNO_RINDIENDO=SI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,000%</text:p>
          </table:table-cell>
          <table:table-cell office:value-type="float" office:value="0.60562" calcext:value-type="float">
            <text:p>0,60562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table:style-name="ce3" office:value-type="string" calcext:value-type="string">
            <text:p>Thread Group:2da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598" calcext:value-type="float">
            <text:p>598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414" calcext:value-type="float">
            <text:p>414</text:p>
          </table:table-cell>
          <table:table-cell office:value-type="float" office:value="126" calcext:value-type="float">
            <text:p>126</text:p>
          </table:table-cell>
          <table:table-cell office:value-type="float" office:value="63070" calcext:value-type="float">
            <text:p>63070</text:p>
          </table:table-cell>
          <table:table-cell office:value-type="string" calcext:value-type="string">
            <text:p>0,000%</text:p>
          </table:table-cell>
          <table:table-cell office:value-type="float" office:value="0.60537" calcext:value-type="float">
            <text:p>0,60537</text:p>
          </table:table-cell>
          <table:table-cell office:value-type="float" office:value="0.71" calcext:value-type="float">
            <text:p>0,71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siat/carrera/materia/comision/comision_rendir_examen.jsp?REFRESH=1635897978399</text:p>
          </table:table-cell>
          <table:table-cell office:value-type="float" office:value="150" calcext:value-type="float">
            <text:p>150</text:p>
          </table:table-cell>
          <table:table-cell office:value-type="float" office:value="139671" calcext:value-type="float">
            <text:p>139671</text:p>
          </table:table-cell>
          <table:table-cell office:value-type="float" office:value="142177" calcext:value-type="float">
            <text:p>142177</text:p>
          </table:table-cell>
          <table:table-cell office:value-type="float" office:value="173651" calcext:value-type="float">
            <text:p>173651</text:p>
          </table:table-cell>
          <table:table-cell office:value-type="float" office:value="178869" calcext:value-type="float">
            <text:p>178869</text:p>
          </table:table-cell>
          <table:table-cell office:value-type="float" office:value="195069" calcext:value-type="float">
            <text:p>195069</text:p>
          </table:table-cell>
          <table:table-cell office:value-type="float" office:value="73392" calcext:value-type="float">
            <text:p>73392</text:p>
          </table:table-cell>
          <table:table-cell office:value-type="float" office:value="195274" calcext:value-type="float">
            <text:p>195274</text:p>
          </table:table-cell>
          <table:table-cell office:value-type="string" calcext:value-type="string">
            <text:p>100,000%</text:p>
          </table:table-cell>
          <table:table-cell office:value-type="float" office:value="0.42605" calcext:value-type="float">
            <text:p>0,42605</text:p>
          </table:table-cell>
          <table:table-cell office:value-type="float" office:value="45.89" calcext:value-type="float">
            <text:p>45,89</text:p>
          </table:table-cell>
          <table:table-cell office:value-type="float" office:value="23.66" calcext:value-type="float">
            <text:p>23,66</text:p>
          </table:table-cell>
        </table:table-row>
        <table:table-row table:style-name="ro1">
          <table:table-cell office:value-type="string" calcext:value-type="string">
            <text:p>Thread Group:https://prueba.evelia.unrc.edu.ar/siat2Responsivo/archivos/idAula82927038087/evaluaciones/91639767459/ALUMNO1_DEMO_Doc99999001_Examen_entregaExamen_02-11-2021_21_07_13_p._m..html</text:p>
          </table:table-cell>
          <table:table-cell office:value-type="float" office:value="150" calcext:value-type="float">
            <text:p>150</text:p>
          </table:table-cell>
          <table:table-cell office:value-type="float" office:value="51323" calcext:value-type="float">
            <text:p>51323</text:p>
          </table:table-cell>
          <table:table-cell office:value-type="float" office:value="51584" calcext:value-type="float">
            <text:p>51584</text:p>
          </table:table-cell>
          <table:table-cell office:value-type="float" office:value="93702" calcext:value-type="float">
            <text:p>93702</text:p>
          </table:table-cell>
          <table:table-cell office:value-type="float" office:value="97924" calcext:value-type="float">
            <text:p>97924</text:p>
          </table:table-cell>
          <table:table-cell office:value-type="float" office:value="102629" calcext:value-type="float">
            <text:p>102629</text:p>
          </table:table-cell>
          <table:table-cell office:value-type="float" office:value="80" calcext:value-type="float">
            <text:p>80</text:p>
          </table:table-cell>
          <table:table-cell office:value-type="float" office:value="136694" calcext:value-type="float">
            <text:p>136694</text:p>
          </table:table-cell>
          <table:table-cell office:value-type="string" calcext:value-type="string">
            <text:p>100,000%</text:p>
          </table:table-cell>
          <table:table-cell office:value-type="float" office:value="0.743" calcext:value-type="float">
            <text:p>0,743</text:p>
          </table:table-cell>
          <table:table-cell office:value-type="float" office:value="3.88" calcext:value-type="float">
            <text:p>3,88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table:style-name="ce3" office:value-type="string" calcext:value-type="string">
            <text:p>Thread Group:3era pregunta</text:p>
          </table:table-cell>
          <table:table-cell office:value-type="float" office:value="150" calcext:value-type="float">
            <text:p>150</text:p>
          </table:table-cell>
          <table:table-cell office:value-type="float" office:value="190995" calcext:value-type="float">
            <text:p>190995</text:p>
          </table:table-cell>
          <table:table-cell office:value-type="float" office:value="196637" calcext:value-type="float">
            <text:p>196637</text:p>
          </table:table-cell>
          <table:table-cell office:value-type="float" office:value="241994" calcext:value-type="float">
            <text:p>241994</text:p>
          </table:table-cell>
          <table:table-cell office:value-type="float" office:value="251446" calcext:value-type="float">
            <text:p>251446</text:p>
          </table:table-cell>
          <table:table-cell office:value-type="float" office:value="271443" calcext:value-type="float">
            <text:p>271443</text:p>
          </table:table-cell>
          <table:table-cell office:value-type="float" office:value="73574" calcext:value-type="float">
            <text:p>73574</text:p>
          </table:table-cell>
          <table:table-cell office:value-type="float" office:value="273346" calcext:value-type="float">
            <text:p>273346</text:p>
          </table:table-cell>
          <table:table-cell office:value-type="string" calcext:value-type="string">
            <text:p>100,000%</text:p>
          </table:table-cell>
          <table:table-cell office:value-type="float" office:value="0.41561" calcext:value-type="float">
            <text:p>0,41561</text:p>
          </table:table-cell>
          <table:table-cell office:value-type="float" office:value="46.93" calcext:value-type="float">
            <text:p>46,93</text:p>
          </table:table-cell>
          <table:table-cell office:value-type="float" office:value="24.16" calcext:value-type="float">
            <text:p>24,16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1950" calcext:value-type="float">
            <text:p>1950</text:p>
          </table:table-cell>
          <table:table-cell office:value-type="float" office:value="57881" calcext:value-type="float">
            <text:p>57881</text:p>
          </table:table-cell>
          <table:table-cell office:value-type="float" office:value="399" calcext:value-type="float">
            <text:p>399</text:p>
          </table:table-cell>
          <table:table-cell office:value-type="float" office:value="179342" calcext:value-type="float">
            <text:p>179342</text:p>
          </table:table-cell>
          <table:table-cell office:value-type="float" office:value="201698" calcext:value-type="float">
            <text:p>201698</text:p>
          </table:table-cell>
          <table:table-cell office:value-type="float" office:value="237070" calcext:value-type="float">
            <text:p>237070</text:p>
          </table:table-cell>
          <table:table-cell office:value-type="float" office:value="35" calcext:value-type="float">
            <text:p>35</text:p>
          </table:table-cell>
          <table:table-cell office:value-type="float" office:value="273346" calcext:value-type="float">
            <text:p>273346</text:p>
          </table:table-cell>
          <table:table-cell office:value-type="string" calcext:value-type="string">
            <text:p>38,462%</text:p>
          </table:table-cell>
          <table:table-cell office:value-type="float" office:value="4.57185" calcext:value-type="float">
            <text:p>4,57185</text:p>
          </table:table-cell>
          <table:table-cell office:value-type="float" office:value="3296.39" calcext:value-type="float">
            <text:p>3296,39</text:p>
          </table:table-cell>
          <table:table-cell office:value-type="float" office:value="76.24" calcext:value-type="float">
            <text:p>76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09:07:52.603312036</dc:date>
    <meta:editing-duration>PT1M25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